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3.571cm" svg:y="-3.571cm"/>
          <draw:glue-point draw:id="5" svg:x="3.571cm" svg:y="-3.571cm"/>
          <draw:glue-point draw:id="6" svg:x="3.571cm" svg:y="3.571cm"/>
          <draw:glue-point draw:id="7" svg:x="-3.571cm" svg:y="3.571cm"/>
          <draw:glue-point draw:id="8" svg:x="0cm" svg:y="5cm"/>
          <draw:glue-point draw:id="9" svg:x="0cm" svg:y="-5cm"/>
          <draw:glue-point draw:id="10" svg:x="-5cm" svg:y="0cm"/>
          <draw:glue-point draw:id="11" svg:x="5cm" svg:y="0cm"/>
          <draw:circle draw:style-name="gr1" draw:layer="layout" svg:width="2cm" svg:height="2cm" svg:x="0cm" svg:y="0cm">
            <text:p/>
          </draw:circle>
          <draw:circle draw:style-name="gr2" draw:layer="layout" svg:width="2cm" svg:height="2cm" svg:x="0cm" svg:y="0cm">
            <text:p/>
          </draw:circle>
          <draw:circle draw:style-name="gr1" draw:layer="layout" svg:width="1.714cm" svg:height="1.714cm" svg:x="0.143cm" svg:y="0.143cm">
            <text:p/>
          </draw:circle>
          <draw:circle draw:style-name="gr2" draw:layer="layout" svg:width="1.714cm" svg:height="1.714cm" svg:x="0.143cm" svg:y="0.143cm">
            <text:p/>
          </draw:circle>
          <draw:rect draw:style-name="gr1" draw:layer="layout" svg:width="0.857cm" svg:height="1.143cm" svg:x="0.571cm" svg:y="0.429cm">
            <text:p/>
          </draw:rect>
          <draw:rect draw:style-name="gr2" draw:layer="layout" svg:width="0.857cm" svg:height="1.143cm" svg:x="0.571cm" svg:y="0.429cm">
            <text:p/>
          </draw:rect>
          <draw:line draw:style-name="gr2" draw:layer="layout" svg:x1="0.714cm" svg:y1="0.571cm" svg:x2="1.286cm" svg:y2="0.571cm">
            <text:p/>
          </draw:line>
          <draw:line draw:style-name="gr2" draw:layer="layout" svg:x1="0.714cm" svg:y1="0.857cm" svg:x2="1.286cm" svg:y2="0.857cm">
            <text:p/>
          </draw:line>
          <draw:line draw:style-name="gr2" draw:layer="layout" svg:x1="0.714cm" svg:y1="1.143cm" svg:x2="1.286cm" svg:y2="1.143cm">
            <text:p/>
          </draw:line>
          <draw:line draw:style-name="gr2" draw:layer="layout" svg:x1="0.714cm" svg:y1="1.429cm" svg:x2="1.286cm" svg:y2="1.42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PMN - Intermediate-Event-Rule</dc:title>
    <meta:creation-date>2011-02-07T16:52:00</meta:creation-date>
    <meta:editing-duration>P0D</meta:editing-duration>
    <meta:editing-cycles>1</meta:editing-cycles>
    <meta:document-statistic meta:object-count="11"/>
    <meta:generator>OpenOffice.org/3.3$Linux OpenOffice.org_project/330m20$Build-9567</meta:generator>
  </office:meta>
</office:document-meta>
</file>